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OleObj12" manifest:media-type="application/octet-stream"/>
  <manifest:file-entry manifest:full-path="OleObj13" manifest:media-type="application/octet-stream"/>
  <manifest:file-entry manifest:full-path="OleObj14" manifest:media-type="application/octet-stream"/>
  <manifest:file-entry manifest:full-path="OleObj15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Calibri" style:font-family-asian="Calibri" style:font-family-complex="Calibri" fo:background-color="#e0e0e0" style:use-window-font-color="true"/>
    </style:style>
    <style:style style:name="T2" style:family="text">
      <style:text-properties fo:font-size="16.00pt" fo:font-weight="bold" fo:font-family="Calibri" style:font-family-asian="Calibri" style:font-family-complex="Calibri" fo:background-color="#e0e0e0" style:use-window-font-color="true"/>
    </style:style>
    <style:style style:name="T3" style:family="text">
      <style:text-properties fo:font-size="14.00pt" fo:font-weight="bold" fo:font-family="Calibri" style:font-family-asian="Calibri" style:font-family-complex="Calibri" fo:background-color="transparent" style:use-window-font-color="true" fo:font-style="italic"/>
    </style:style>
    <style:style style:name="T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Wingdings" style:font-family-asian="Wingdings" style:font-family-complex="Wingdings" fo:background-color="transparent" style:use-window-font-color="true"/>
    </style:style>
    <style:style style:name="T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3.00pt" fo:font-weight="bold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4.00pt" fo:font-weight="bold" fo:font-family="Calibri" style:font-family-asian="Calibri" style:font-family-complex="Calibri" fo:background-color="transparent" style:use-window-font-color="true" fo:font-style="italic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4.00pt" fo:font-weight="bold" fo:font-family="Calibri" style:font-family-asian="Calibri" style:font-family-complex="Calibri" fo:background-color="transparent" style:use-window-font-color="true" fo:font-style="italic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4.00pt" fo:font-weight="bold" fo:font-family="Calibri" style:font-family-asian="Calibri" style:font-family-complex="Calibri" fo:background-color="transparent" style:use-window-font-color="true" fo:font-style="italic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Calibri" style:font-family-asian="Calibri" style:font-family-complex="Calibri" fo:background-color="#d3d3d3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Calibri" style:font-family-asian="Calibri" style:font-family-complex="Calibri" fo:background-color="#d3d3d3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Calibri" style:font-family-asian="Calibri" style:font-family-complex="Calibri" fo:background-color="#d3d3d3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Calibri" style:font-family-asian="Calibri" style:font-family-complex="Calibri" fo:background-color="#d3d3d3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Calibri" style:font-family-asian="Calibri" style:font-family-complex="Calibri" fo:background-color="#d3d3d3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Calibri" style:font-family-asian="Calibri" style:font-family-complex="Calibri" fo:background-color="#d3d3d3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Calibri" style:font-family-asian="Calibri" style:font-family-complex="Calibri" fo:background-color="#d3d3d3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Calibri" style:font-family-asian="Calibri" style:font-family-complex="Calibri" fo:background-color="#d3d3d3" style:use-window-font-color="true"/>
    </style:style>
    <style:style style:name="T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4.00pt" fo:font-weight="bold" fo:font-family="Calibri" style:font-family-asian="Calibri" style:font-family-complex="Calibri" fo:background-color="transparent" style:use-window-font-color="true" fo:font-style="italic"/>
    </style:style>
    <style:style style:name="T62" style:family="text">
      <style:text-properties fo:font-size="13.00pt" fo:font-weight="bold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3.00pt" fo:font-weight="bold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3.00pt" fo:font-weight="bold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4.00pt" fo:font-weight="bold" fo:font-family="Calibri" style:font-family-asian="Calibri" style:font-family-complex="Calibri" fo:background-color="transparent" style:use-window-font-color="true" fo:font-style="italic"/>
    </style:style>
    <style:style style:name="T9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normal" fo:font-family="Calibri" style:font-family-asian="Calibri" style:font-family-complex="Calibri" fo:background-color="#d3d3d3" style:use-window-font-color="true"/>
    </style:style>
    <style:style style:name="T99" style:family="text">
      <style:text-properties fo:font-size="8.00pt" fo:font-weight="normal" fo:font-family="Calibri" style:font-family-asian="Calibri" style:font-family-complex="Calibri" fo:background-color="#d3d3d3" style:use-window-font-color="true"/>
    </style:style>
    <style:style style:name="T100" style:family="text">
      <style:text-properties fo:font-size="8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d3d3d3" fo:color="#0000ff"/>
    </style:style>
    <style:style style:name="T101" style:family="text">
      <style:text-properties fo:font-size="8.00pt" fo:font-weight="normal" fo:font-family="Calibri" style:font-family-asian="Calibri" style:font-family-complex="Calibri" fo:background-color="#d3d3d3" style:use-window-font-color="true"/>
    </style:style>
    <style:style style:name="T102" style:family="text">
      <style:text-properties fo:font-size="12.00pt" fo:font-weight="normal" fo:font-family="Calibri" style:font-family-asian="Calibri" style:font-family-complex="Calibri" fo:background-color="#d3d3d3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8.00pt" fo:font-weight="bold" fo:font-family="Calibri" style:font-family-asian="Calibri" style:font-family-complex="Calibri" fo:background-color="#d3d3d3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8.00pt" fo:font-weight="bold" fo:font-family="Calibri" style:font-family-asian="Calibri" style:font-family-complex="Calibri" fo:background-color="#d3d3d3" style:use-window-font-color="true"/>
    </style:style>
    <style:style style:name="T107" style:family="text">
      <style:text-properties fo:font-size="13.00pt" fo:font-weight="bold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6.00pt" fo:font-weight="bold" fo:font-family="Calibri" style:font-family-asian="Calibri" style:font-family-complex="Calibri" fo:background-color="#e0e0e0" style:use-window-font-color="true"/>
    </style:style>
    <style:style style:name="T110" style:family="text">
      <style:text-properties fo:font-size="12.00pt" fo:font-weight="bold" fo:font-family="Calibri" style:font-family-asian="Calibri" style:font-family-complex="Calibri" fo:background-color="#e0e0e0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right" fo:margin-top="12.00pt" fo:margin-bottom="3.00pt"/>
    </style:style>
    <style:style style:name="P2" style:family="paragraph">
      <style:paragraph-properties fo:line-height="100.00%" fo:text-align="center" fo:margin-top="12.00pt" fo:margin-bottom="3.00pt"/>
    </style:style>
    <style:style style:name="P3" style:family="paragraph">
      <style:paragraph-properties fo:line-height="100.00%" fo:text-align="justify" fo:margin-top="12.00pt" fo:margin-bottom="3.00pt"/>
    </style:style>
    <style:style style:name="P4" style:family="paragraph">
      <style:paragraph-properties fo:line-height="100.00%" fo:text-align="justify"/>
    </style:style>
    <style:style style:name="P5" style:family="paragraph">
      <style:paragraph-properties fo:line-height="100.00%" fo:text-align="right"/>
    </style:style>
    <style:style style:name="P6" style:family="paragraph">
      <style:paragraph-properties fo:line-height="100.00%" fo:text-align="justify"/>
    </style:style>
    <style:style style:name="P7" style:family="paragraph">
      <style:paragraph-properties fo:line-height="100.00%" fo:text-align="right"/>
    </style:style>
    <style:style style:name="P8" style:family="paragraph">
      <style:paragraph-properties fo:line-height="100.00%" fo:text-align="justify"/>
    </style:style>
    <style:style style:name="P9" style:family="paragraph">
      <style:paragraph-properties fo:line-height="100.00%" fo:text-align="right"/>
    </style:style>
    <style:style style:name="P10" style:family="paragraph">
      <style:paragraph-properties fo:line-height="100.00%" fo:text-align="justify"/>
    </style:style>
    <style:style style:name="P11" style:family="paragraph">
      <style:paragraph-properties fo:line-height="100.00%" fo:text-align="justify" fo:margin-left="35.40pt" fo:text-indent="0.00pt"/>
    </style:style>
    <style:style style:name="P12" style:family="paragraph">
      <style:paragraph-properties fo:line-height="100.00%" fo:text-align="right" fo:margin-left="35.40pt" fo:text-indent="0.00pt"/>
    </style:style>
    <style:style style:name="P13" style:family="paragraph">
      <style:paragraph-properties fo:line-height="100.00%" fo:text-align="justify" fo:margin-left="35.40pt" fo:text-indent="0.00pt"/>
    </style:style>
    <style:style style:name="P14" style:family="paragraph">
      <style:paragraph-properties fo:line-height="100.00%" fo:text-align="justify"/>
    </style:style>
    <style:style style:name="P15" style:family="paragraph">
      <style:paragraph-properties fo:line-height="100.00%" fo:text-align="right"/>
    </style:style>
    <style:style style:name="P16" style:family="paragraph">
      <style:paragraph-properties fo:line-height="100.00%" fo:text-align="justify"/>
    </style:style>
    <style:style style:name="P17" style:family="paragraph">
      <style:paragraph-properties fo:line-height="100.00%" fo:text-align="right"/>
    </style:style>
    <style:style style:name="P18" style:family="paragraph">
      <style:paragraph-properties fo:line-height="100.00%" fo:text-align="justify"/>
    </style:style>
    <style:style style:name="P19" style:family="paragraph">
      <style:paragraph-properties fo:line-height="100.00%" fo:text-align="right"/>
    </style:style>
    <style:style style:name="P20" style:family="paragraph">
      <style:paragraph-properties fo:line-height="100.00%" fo:text-align="justify"/>
    </style:style>
    <style:style style:name="P21" style:family="paragraph">
      <style:paragraph-properties fo:line-height="100.00%" fo:text-align="justify" fo:margin-top="12.00pt" fo:margin-bottom="3.00pt"/>
    </style:style>
    <style:style style:name="P22" style:family="paragraph">
      <style:paragraph-properties fo:line-height="100.00%" fo:text-align="justify"/>
    </style:style>
    <style:style style:name="P23" style:family="paragraph">
      <style:paragraph-properties fo:line-height="100.00%" fo:text-align="justify" fo:margin-top="12.00pt" fo:margin-bottom="3.00pt"/>
    </style:style>
    <style:style style:name="P24" style:family="paragraph">
      <style:paragraph-properties fo:line-height="100.00%" fo:text-align="center"/>
    </style:style>
    <style:style style:name="P25" style:family="paragraph">
      <style:paragraph-properties fo:line-height="100.00%" fo:text-align="justify" fo:margin-top="12.00pt" fo:margin-bottom="3.00pt"/>
    </style:style>
    <style:style style:name="P26" style:family="paragraph">
      <style:paragraph-properties fo:line-height="100.00%" fo:text-align="center"/>
    </style:style>
    <style:style style:name="P27" style:family="paragraph">
      <style:paragraph-properties fo:line-height="100.00%" fo:text-align="justify" fo:margin-top="12.00pt" fo:margin-bottom="3.00pt"/>
    </style:style>
    <style:style style:name="P28" style:family="paragraph">
      <style:paragraph-properties fo:line-height="100.00%" fo:text-align="justify"/>
    </style:style>
    <style:style style:name="P29" style:family="paragraph">
      <style:paragraph-properties fo:line-height="100.00%" fo:text-align="right"/>
    </style:style>
    <style:style style:name="P30" style:family="paragraph">
      <style:paragraph-properties fo:line-height="100.00%" fo:text-align="justify"/>
    </style:style>
    <style:style style:name="P31" style:family="paragraph">
      <style:paragraph-properties fo:line-height="100.00%" fo:text-align="right"/>
    </style:style>
    <style:style style:name="P32" style:family="paragraph">
      <style:paragraph-properties fo:line-height="100.00%" fo:text-align="justify"/>
    </style:style>
    <style:style style:name="P33" style:family="paragraph">
      <style:paragraph-properties fo:line-height="100.00%" fo:text-align="right"/>
    </style:style>
    <style:style style:name="P34" style:family="paragraph">
      <style:paragraph-properties fo:line-height="100.00%" fo:text-align="justify"/>
    </style:style>
    <style:style style:name="P35" style:family="paragraph">
      <style:paragraph-properties fo:line-height="100.00%" fo:text-align="justify" fo:margin-top="12.00pt" fo:margin-bottom="3.00pt"/>
    </style:style>
    <style:style style:name="P36" style:family="paragraph">
      <style:paragraph-properties fo:line-height="100.00%" fo:text-align="justify"/>
    </style:style>
    <style:style style:name="P37" style:family="paragraph">
      <style:paragraph-properties fo:line-height="100.00%" fo:text-align="justify" fo:margin-top="12.00pt" fo:margin-bottom="3.00pt"/>
    </style:style>
    <style:style style:name="P38" style:family="paragraph">
      <style:paragraph-properties fo:line-height="100.00%" fo:text-align="justify"/>
    </style:style>
    <style:style style:name="P39" style:family="paragraph">
      <style:paragraph-properties fo:line-height="100.00%" fo:text-align="justify" fo:margin-top="12.00pt" fo:margin-bottom="3.00pt"/>
    </style:style>
    <style:style style:name="P40" style:family="paragraph">
      <style:paragraph-properties fo:line-height="100.00%" fo:text-align="justify" fo:margin-left="35.40pt" fo:text-indent="0.00pt"/>
    </style:style>
    <style:style style:name="P41" style:family="paragraph">
      <style:paragraph-properties fo:line-height="100.00%" fo:text-align="justify"/>
    </style:style>
    <style:style style:name="P42" style:family="paragraph">
      <style:paragraph-properties fo:line-height="100.00%" fo:text-align="justify" fo:margin-left="0.00pt" fo:text-indent="35.40pt"/>
    </style:style>
    <style:style style:name="P43" style:family="paragraph">
      <style:paragraph-properties fo:line-height="100.00%" fo:text-align="justify"/>
    </style:style>
    <style:style style:name="P44" style:family="paragraph">
      <style:paragraph-properties fo:line-height="100.00%" fo:text-align="justify" fo:margin-top="12.00pt" fo:margin-bottom="3.00pt"/>
    </style:style>
    <style:style style:name="P45" style:family="paragraph">
      <style:paragraph-properties fo:line-height="100.00%" fo:text-align="justify"/>
    </style:style>
    <style:style style:name="P46" style:family="paragraph">
      <style:paragraph-properties fo:line-height="100.00%" fo:text-align="center"/>
    </style:style>
    <style:style style:name="P47" style:family="paragraph">
      <style:paragraph-properties fo:line-height="100.00%" fo:text-align="justify"/>
    </style:style>
    <style:style style:name="P48" style:family="paragraph">
      <style:paragraph-properties fo:line-height="100.00%" fo:text-align="justify" fo:margin-top="12.00pt" fo:margin-bottom="3.00pt"/>
    </style:style>
    <style:style style:name="P49" style:family="paragraph">
      <style:paragraph-properties fo:line-height="100.00%" fo:text-align="justify"/>
    </style:style>
    <style:style style:name="P50" style:family="paragraph">
      <style:paragraph-properties fo:line-height="100.00%" fo:text-align="right"/>
    </style:style>
    <style:style style:name="P51" style:family="paragraph">
      <style:paragraph-properties fo:line-height="100.00%" fo:text-align="justify"/>
    </style:style>
    <style:style style:name="P52" style:family="paragraph">
      <style:paragraph-properties fo:line-height="100.00%" fo:text-align="right"/>
    </style:style>
    <style:style style:name="P53" style:family="paragraph">
      <style:paragraph-properties fo:line-height="100.00%" fo:text-align="justify"/>
    </style:style>
    <style:style style:name="P54" style:family="paragraph">
      <style:paragraph-properties fo:line-height="100.00%" fo:text-align="right" fo:margin-top="12.00pt" fo:margin-bottom="3.00pt"/>
    </style:style>
    <style:style style:name="P55" style:family="paragraph">
      <style:paragraph-properties fo:line-height="100.00%" fo:text-align="justify" fo:margin-top="12.00pt" fo:margin-bottom="3.00pt"/>
    </style:style>
    <style:style style:name="P56" style:family="paragraph">
      <style:paragraph-properties fo:line-height="100.00%" fo:text-align="justify"/>
    </style:style>
    <style:style style:name="P57" style:family="paragraph">
      <style:paragraph-properties fo:line-height="100.00%" fo:text-align="center" fo:margin-top="12.00pt" fo:margin-bottom="3.00pt"/>
    </style:style>
    <style:style style:name="P58" style:family="paragraph">
      <style:paragraph-properties fo:line-height="100.00%" fo:text-align="justify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>Total<text:s text:c="14"/>/100</text:span></text:p>
      <text:p text:style-name="P2"><text:span text:style-name="T2"><text:s/>Web : Prinicpes de base </text:span></text:p>
      <text:p text:style-name="P3"><text:span text:style-name="T3">Description</text:span></text:p>
      <text:p text:style-name="P4"><text:span text:style-name="T4">Il vous est demandé dans cette évaluation d’effectuer un mini site web de deux pages.</text:span></text:p>
      <text:p text:style-name="P4"><text:span text:style-name="T4">La première page est une page d’accueil, la seconde est showroom.</text:span></text:p>
      <text:p text:style-name="P4"><text:span text:style-name="T5"/></text:p>
      <text:p text:style-name="P4"><text:span text:style-name="T6">Vous devrez prouver que votre développement est correct en expliquant votre procédure de test dans ce document Word qui sera inclus dans le ZIP. Le nom de ce ZIP sera « NOM_PRENOM.ZIP »</text:span></text:p>
      <text:p text:style-name="P4"><text:span text:style-name="T7"></text:span><text:span text:style-name="T8">ex : « Vérification que tous les champs du formulaire sont bien obligatoire » avec le print-screen le prouvant.</text:span></text:p>
      <text:p text:style-name="P4"><text:span text:style-name="T9"/></text:p>
      <text:p text:style-name="P4"><text:span text:style-name="T10">Vous recevrez les textes de ces pages ainsi que les différentes images à intégrer.</text:span></text:p>
      <text:p text:style-name="P4"><text:span text:style-name="T10">Ce document reprend le résultat final attendu, la charte graphique et les exigences techniques.</text:span></text:p>
      <text:p text:style-name="P4"><text:span text:style-name="T11"/></text:p>
      <text:p text:style-name="P4"><text:span text:style-name="T12">Vous devez créer un dossier ATC/WebPrincipeDeBase/examen. Dans ce dossier vous créer vos pages HTML.</text:span></text:p>
      <text:p text:style-name="P4"><text:span text:style-name="T13"/></text:p>
      <text:p text:style-name="P4"><text:span text:style-name="T14">Vous serez noté suivant les critères suivants :</text:span></text:p>
      <text:p text:style-name="P5"><text:span text:style-name="T15"/></text:p>
      <text:p text:style-name="P5"><text:span text:style-name="T16">/25</text:span></text:p>
      <text:p text:style-name="P5"><text:span text:style-name="T16">/25</text:span></text:p>
      <text:p text:style-name="P5"><text:span text:style-name="T16">/10</text:span></text:p>
      <text:p text:style-name="P6"><text:span text:style-name="T17">L’utilisation pertinente des technologies appropriées (le résultat répond aux exigences) :</text:span></text:p>
      <text:p text:style-name="P6"><text:span text:style-name="T18">Page 1</text:span></text:p>
      <text:p text:style-name="P6"><text:span text:style-name="T18">Page 2</text:span></text:p>
      <text:p text:style-name="P6"><text:span text:style-name="T18">Css</text:span></text:p>
      <text:p text:style-name="P7"><text:span text:style-name="T19"/></text:p>
      <text:p text:style-name="P7"><text:span text:style-name="T19"/></text:p>
      <text:p text:style-name="P8"><text:span text:style-name="T19"/></text:p>
      <text:p text:style-name="P8"><text:span text:style-name="T19"/></text:p>
      <text:p text:style-name="P8"><text:span text:style-name="T19"/></text:p>
      <text:p text:style-name="P8"><text:span text:style-name="T19"/></text:p>
      <text:p text:style-name="P8"><text:span text:style-name="T20">La rigueur et le respect des spécificités du langage HTML5 et CSS3</text:span></text:p>
      <text:p text:style-name="P9"><text:span text:style-name="T21"/></text:p>
      <text:p text:style-name="P9"><text:span text:style-name="T22">/20</text:span></text:p>
      <text:p text:style-name="P10"><text:span text:style-name="T23"/></text:p>
      <text:p text:style-name="P11"><text:span text:style-name="T23"/></text:p>
      <text:p text:style-name="P11"><text:span text:style-name="T24">Le niveau de fiabilité des tests</text:span></text:p>
      <text:p text:style-name="P12"><text:span text:style-name="T25"/></text:p>
      <text:p text:style-name="P12"><text:span text:style-name="T26">/10</text:span></text:p>
      <text:p text:style-name="P13"><text:span text:style-name="T27"/></text:p>
      <text:p text:style-name="P14"><text:span text:style-name="T28">L’utilisation judicieuse du vocabulaire informatique</text:span></text:p>
      <text:p text:style-name="P15"><text:span text:style-name="T29"/></text:p>
      <text:p text:style-name="P15"><text:span text:style-name="T30">/05</text:span></text:p>
      <text:p text:style-name="P16"><text:span text:style-name="T31"/></text:p>
      <text:p text:style-name="P16"><text:span text:style-name="T31"/></text:p>
      <text:p text:style-name="P17"><text:span text:style-name="T32">/05</text:span></text:p>
      <text:p text:style-name="P18"><text:span text:style-name="T33">Le degré d’autonomie (+50min à l’avance = 5 ; +40 min = 4 ; etc…)</text:span></text:p>
      <text:p text:style-name="P19"><text:span text:style-name="T34"/></text:p>
      <text:p text:style-name="P20"><text:span text:style-name="T34"/></text:p>
      <text:p text:style-name="P21"><text:span text:style-name="T35"><text:tab/><text:tab/><text:tab/></text:span></text:p>
      <text:p text:style-name="P22"><text:span text:style-name="T36"/></text:p>
      <text:p text:style-name="P22"><text:span text:style-name="T36"/></text:p>
      <text:p text:style-name="P22"><text:span text:style-name="T36"/></text:p>
      <text:p text:style-name="P22"><text:span text:style-name="T36"/></text:p>
      <text:p text:style-name="P22"><text:span text:style-name="T36"/></text:p>
      <text:p text:style-name="P22"><text:span text:style-name="T36"/></text:p>
      <text:p text:style-name="P22"><text:span text:style-name="T36"/></text:p>
      <text:p text:style-name="P22"><text:span text:style-name="T36"/></text:p>
      <text:p text:style-name="P22"><text:span text:style-name="T36"/></text:p>
      <text:p text:style-name="P22"><text:span text:style-name="T36"/></text:p>
      <text:p text:style-name="P22"><text:span text:style-name="T36"/></text:p>
      <text:p text:style-name="P23"><text:span text:style-name="T37">Page d’accueil attendue :</text:span></text:p>
      <text:p text:style-name="P24"><draw:frame text:anchor-type="as-char" svg:width="183.09mm" svg:height="140.49mm" style:rel-width="scale" style:rel-height="scale"><draw:object-ole xlink:href="OleObj1"/><draw:image xlink:href="ObjectReplacements/OleObj1"/></draw:frame><text:span text:style-name="T38"/></text:p>
      <text:p text:style-name="P24"><text:span text:style-name="T39"><text:s/></text:span><draw:frame text:anchor-type="as-char" svg:width="248.44mm" svg:height="120.39mm" style:rel-width="scale" style:rel-height="scale"><draw:object-ole xlink:href="OleObj2"/><draw:image xlink:href="ObjectReplacements/OleObj2"/></draw:frame><text:span text:style-name="T39"/></text:p>
      <text:p text:style-name="P25"><text:span text:style-name="T40">Page showroom attendue :</text:span></text:p>
      <text:p text:style-name="P26"><draw:frame text:anchor-type="as-char" svg:width="189.18mm" svg:height="131.50mm" style:rel-width="scale" style:rel-height="scale"><draw:object-ole xlink:href="OleObj3"/><draw:image xlink:href="ObjectReplacements/OleObj3"/></draw:frame><text:span text:style-name="T41"/></text:p>
      <text:p text:style-name="P26"><draw:frame text:anchor-type="as-char" svg:width="243.95mm" svg:height="111.65mm" style:rel-width="scale" style:rel-height="scale"><draw:object-ole xlink:href="OleObj4"/><draw:image xlink:href="ObjectReplacements/OleObj4"/></draw:frame><text:span text:style-name="T41"/></text:p>
      <text:p text:style-name="P27"><text:span text:style-name="T42">Layout d’affichage :</text:span></text:p>
      <text:p text:style-name="P28"><text:span text:style-name="T43"/></text:p>
      <text:p text:style-name="P29"><text:span text:style-name="T43"/></text:p>
      <text:p text:style-name="P29"><text:span text:style-name="T44">Header</text:span></text:p>
      <text:p text:style-name="P30"><text:span text:style-name="T45"/></text:p>
      <text:p text:style-name="P31"><text:span text:style-name="T45"/></text:p>
      <text:p text:style-name="P31"><text:span text:style-name="T46">Article</text:span></text:p>
      <text:p text:style-name="P31"><text:span text:style-name="T47"/></text:p>
      <text:p text:style-name="P31"><text:span text:style-name="T48">Image Background </text:span></text:p>
      <text:p text:style-name="P31"><text:span text:style-name="T48">Titre 3</text:span></text:p>
      <text:p text:style-name="P31"><text:span text:style-name="T48">Titre 2</text:span></text:p>
      <text:p text:style-name="P31"><text:span text:style-name="T48">Section</text:span></text:p>
      <text:p text:style-name="P31"><text:span text:style-name="T49"/></text:p>
      <text:p text:style-name="P31"><text:span text:style-name="T49"/></text:p>
      <text:p text:style-name="P31"><text:span text:style-name="T49"/></text:p>
      <text:p text:style-name="P31"><text:span text:style-name="T49"/></text:p>
      <text:p text:style-name="P31"><text:span text:style-name="T49"/></text:p>
      <text:p text:style-name="P31"><text:span text:style-name="T49"/></text:p>
      <text:p text:style-name="P31"><text:span text:style-name="T49"/></text:p>
      <text:p text:style-name="P31"><text:span text:style-name="T50">ASIDE</text:span></text:p>
      <text:p text:style-name="P31"><text:span text:style-name="T50">Navigation</text:span></text:p>
      <text:p text:style-name="P31"><text:span text:style-name="T50">Titre 1</text:span></text:p>
      <text:p text:style-name="P31"><draw:frame text:anchor-type="as-char" svg:width="155.84mm" svg:height="119.06mm" style:rel-width="scale" style:rel-height="scale"><draw:object-ole xlink:href="OleObj5"/><draw:image xlink:href="ObjectReplacements/OleObj5"/></draw:frame><text:span text:style-name="T52">Titre 3</text:span></text:p>
      <text:p text:style-name="P31"><text:span text:style-name="T52">Titre 2</text:span></text:p>
      <text:p text:style-name="P31"><text:span text:style-name="T52">Navigation</text:span></text:p>
      <text:p text:style-name="P31"><text:span text:style-name="T52">Titre 1</text:span></text:p>
      <text:p text:style-name="P31"><text:span text:style-name="T53"/></text:p>
      <text:p text:style-name="P31"><text:span text:style-name="T54">Header</text:span></text:p>
      <text:p text:style-name="P31"><text:span text:style-name="T55"/></text:p>
      <text:p text:style-name="P31"><text:span text:style-name="T56">Image Background </text:span></text:p>
      <text:p text:style-name="P32"><text:span text:style-name="T57"/></text:p>
      <text:p text:style-name="P33"><text:span text:style-name="T58">Arcticle</text:span></text:p>
      <text:p text:style-name="P33"><text:span text:style-name="T58">Arcticle</text:span></text:p>
      <text:p text:style-name="P33"><text:span text:style-name="T58">Section</text:span></text:p>
      <text:p text:style-name="P33"><text:span text:style-name="T58">Section</text:span></text:p>
      <text:p text:style-name="P34"><text:span text:style-name="T58">Pie</text:span><text:span text:style-name="T59">d</text:span></text:p>
      <text:p text:style-name="P34"><text:span text:style-name="T59"><text:s/></text:span><draw:frame text:anchor-type="as-char" svg:width="167.48mm" svg:height="148.96mm" style:rel-width="scale" style:rel-height="scale"><draw:object-ole xlink:href="OleObj6"/><draw:image xlink:href="ObjectReplacements/OleObj6"/></draw:frame><text:span text:style-name="T59"/></text:p>
      <text:p text:style-name="P34"><text:span text:style-name="T60"/></text:p>
      <text:p text:style-name="P35"><text:span text:style-name="T61">Charte graphique :</text:span></text:p>
      <text:p text:style-name="P35"><text:span text:style-name="T62">Responsive :</text:span></text:p>
      <text:p text:style-name="P36"><draw:frame text:anchor-type="as-char" svg:width="64.29mm" svg:height="97.10mm" style:rel-width="scale" style:rel-height="scale"><draw:object-ole xlink:href="OleObj7"/><draw:image xlink:href="ObjectReplacements/OleObj7"/></draw:frame><draw:frame text:anchor-type="as-char" svg:width="94.19mm" svg:height="93.93mm" style:rel-width="scale" style:rel-height="scale"><draw:object-ole xlink:href="OleObj8"/><draw:image xlink:href="ObjectReplacements/OleObj8"/></draw:frame><text:span text:style-name="T64">Le site doit être responsive par exemple pour le mode tablette et certains smartphones</text:span></text:p>
      <text:p text:style-name="P37"><text:span text:style-name="T65">Tout le contenu des pages :</text:span></text:p>
      <text:p text:style-name="P38"><text:span text:style-name="T66">Police utilisée : Arial,Helvetica,sans-serif</text:span></text:p>
      <text:p text:style-name="P39"><text:span text:style-name="T67">L’entête :</text:span></text:p>
      <text:p text:style-name="P40"><text:span text:style-name="T68">-Bordure :<text:s/></text:span><text:span text:style-name="T69">1px solid rgb(34, 116, 172)</text:span></text:p>
      <text:p text:style-name="P40"><text:span text:style-name="T70">-Bords arrondis :<text:s/></text:span><text:span text:style-name="T71">5px</text:span></text:p>
      <text:p text:style-name="P41"><text:span text:style-name="T72">L’aside : </text:span></text:p>
      <text:p text:style-name="P41"><text:span text:style-name="T73"><text:tab/>Idem entête</text:span></text:p>
      <text:p text:style-name="P41"><text:span text:style-name="T73"><text:tab/>-Cadré à gauche<text:s text:c="2"/>en position fixe </text:span></text:p>
      <text:p text:style-name="P41"><text:span text:style-name="T74">La section :</text:span></text:p>
      <text:p text:style-name="P41"><text:span text:style-name="T75"><text:tab/>Idem entête</text:span></text:p>
      <text:p text:style-name="P42"><text:span text:style-name="T75">-Marge suppérieure :<text:s/></text:span><text:span text:style-name="T76">10PX </text:span></text:p>
      <text:p text:style-name="P43"><text:span text:style-name="T77">L’article :</text:span></text:p>
      <text:p text:style-name="P43"><text:span text:style-name="T78"><text:tab/>-Rien</text:span></text:p>
      <text:p text:style-name="P43"><text:span text:style-name="T79">Le pied :</text:span></text:p>
      <text:p text:style-name="P43"><text:span text:style-name="T80"><text:tab/>-Idem entête</text:span></text:p>
      <text:p text:style-name="P43"><text:span text:style-name="T81">Titre niveau 1 :</text:span></text:p>
      <text:p text:style-name="P43"><text:span text:style-name="T82"><text:tab/>-Couleur :<text:s/></text:span><text:span text:style-name="T83">(34, 116, 172)</text:span></text:p>
      <text:p text:style-name="P43"><text:span text:style-name="T84">Titre niveau 2 :</text:span></text:p>
      <text:p text:style-name="P43"><text:span text:style-name="T85"><text:tab/>-Couleur :<text:s/></text:span><text:span text:style-name="T86">rgb(255,255,255)</text:span></text:p>
      <text:p text:style-name="P43"><text:span text:style-name="T86"><text:tab/>-</text:span><text:span text:style-name="T87">Couleur de fond :</text:span><text:span text:style-name="T88"><text:s/>(34, 116, 172)</text:span></text:p>
      <text:p text:style-name="P43"><text:span text:style-name="T89">Titre niveau 3 :</text:span></text:p>
      <text:p text:style-name="P43"><text:span text:style-name="T90"><text:tab/>-Rien</text:span></text:p>
      <text:p text:style-name="P44"><text:span text:style-name="T91"/></text:p>
      <text:p text:style-name="P44"><text:span text:style-name="T92">Tableaux :</text:span></text:p>
      <text:p text:style-name="P45"><text:span text:style-name="T93">-Les titres du haut, de gauche et le pied ont une couleur de fond et de police idem au titre H2</text:span></text:p>
      <text:p text:style-name="P45"><text:span text:style-name="T93">-Le jours le showroom est fermée, les cellules sont fusionnées et la couleur de fond :<text:s/></text:span><text:span text:style-name="T94">rgb(125,125,125)</text:span></text:p>
      <text:p text:style-name="P46"><draw:frame text:anchor-type="as-char" svg:width="152.14mm" svg:height="54.24mm" style:rel-width="scale" style:rel-height="scale"><draw:object-ole xlink:href="OleObj9"/><draw:image xlink:href="ObjectReplacements/OleObj9"/></draw:frame><text:span text:style-name="T95"/></text:p>
      <text:p text:style-name="P47"><text:span text:style-name="T95"/></text:p>
      <text:p text:style-name="P48"><text:span text:style-name="T96">Le formulaire :</text:span></text:p>
      <text:p text:style-name="P49"><text:span text:style-name="T97">Les zones avec un « * » sont obligatoires</text:span></text:p>
      <text:p text:style-name="P49"><text:span text:style-name="T98">MESSAGE</text:span></text:p>
      <text:p text:style-name="P50"><text:span text:style-name="T99">Envoi vers<text:s/></text:span><text:a xlink:href="https://xl-promsocatc.alwaysdata.net/formulaire/formulaire.php"><text:span text:style-name="T100">https://xl-promsocatc.alwaysdata.net/formulaire/formulaire.php</text:span></text:a><text:span text:style-name="T101"><text:s/></text:span></text:p>
      <text:p text:style-name="P51"><text:span text:style-name="T102">JESUIS</text:span></text:p>
      <text:p text:style-name="P51"><text:span text:style-name="T102">EMAIL</text:span></text:p>
      <text:p text:style-name="P51"><text:span text:style-name="T102">NOM</text:span></text:p>
      <text:p text:style-name="P52"><text:span text:style-name="T102">NEWSLETTER</text:span></text:p>
      <text:p text:style-name="P53"><draw:frame text:anchor-type="as-char" svg:width="165.89mm" svg:height="144.73mm" style:rel-width="scale" style:rel-height="scale"><draw:object-ole xlink:href="OleObj10"/><draw:image xlink:href="ObjectReplacements/OleObj10"/></draw:frame><text:span text:style-name="T103"/></text:p>
      <text:p text:style-name="P54"><draw:frame text:anchor-type="as-char" svg:width="105.30mm" svg:height="45.77mm" style:rel-width="scale" style:rel-height="scale"><draw:object-ole xlink:href="OleObj11"/><draw:image xlink:href="ObjectReplacements/OleObj11"/></draw:frame><text:span text:style-name="T103"/></text:p>
      <text:p text:style-name="P54"><text:span text:style-name="T103"/></text:p>
      <text:p text:style-name="P54"><text:span text:style-name="T104">PARTIC</text:span></text:p>
      <text:p text:style-name="P54"><text:span text:style-name="T105"/></text:p>
      <text:p text:style-name="P54"><text:span text:style-name="T106">PRO</text:span></text:p>
      <text:p text:style-name="P55"><text:span text:style-name="T107">Valeurs de la liste déroulante :<text:tab/><text:tab/>Valeurs envoyées par le formulaire :</text:span></text:p>
      <text:p text:style-name="P56"><draw:frame text:anchor-type="as-char" svg:width="34.93mm" svg:height="18.52mm" style:rel-width="scale" style:rel-height="scale"><draw:object-ole xlink:href="OleObj12"/><draw:image xlink:href="ObjectReplacements/OleObj12"/></draw:frame><text:span text:style-name="T108"/></text:p>
      <text:p text:style-name="P56"><text:span text:style-name="T108"/></text:p>
      <text:p text:style-name="P57"><text:span text:style-name="T109">Résultats et procédures des tests</text:span></text:p>
      <text:p text:style-name="P57"><text:span text:style-name="T109">Corrections</text:span></text:p>
      <text:p text:style-name="P57"><text:span text:style-name="T109"/></text:p>
      <text:p text:style-name="P58"><draw:frame text:anchor-type="as-char" svg:width="146.58mm" svg:height="79.38mm" style:rel-width="scale" style:rel-height="scale"><draw:object-ole xlink:href="OleObj13"/><draw:image xlink:href="ObjectReplacements/OleObj13"/></draw:frame><text:span text:style-name="T110"/></text:p>
      <text:p text:style-name="P58"><text:span text:style-name="T110"/></text:p>
      <text:p text:style-name="P58"><text:span text:style-name="T110"/></text:p>
      <text:p text:style-name="P58"><draw:frame text:anchor-type="as-char" svg:width="146.58mm" svg:height="162.98mm" style:rel-width="scale" style:rel-height="scale"><draw:object-ole xlink:href="OleObj14"/><draw:image xlink:href="ObjectReplacements/OleObj14"/></draw:frame><text:span text:style-name="T110"/></text:p>
      <text:p text:style-name="P58"><text:span text:style-name="T110"/></text:p>
      <text:p text:style-name="P58"><text:span text:style-name="T110"/></text:p>
      <text:p text:style-name="P58"><draw:frame text:anchor-type="as-char" svg:width="146.58mm" svg:height="86.78mm" style:rel-width="scale" style:rel-height="scale"><draw:object-ole xlink:href="OleObj15"/><draw:image xlink:href="ObjectReplacements/OleObj15"/></draw:frame><text:span text:style-name="T110"/></text:p>
      <text:p text:style-name="P58"><text:span text:style-name="T110"/></text:p>
      <text:p text:style-name="P58"><text:span text:style-name="T110"/></text:p>
      <text:p text:style-name="P58"><text:span text:style-name="T110"/></text:p>
      <text:p text:style-name="P58"><text:span text:style-name="T110"/></text:p>
      <text:p text:style-name="P58"><text:span text:style-name="T11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